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" svg:font-family="'Google Sans', 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202124" style:font-name="Google Sans" fo:font-size="21pt" fo:letter-spacing="normal" fo:font-style="normal" fo:font-weight="normal"/>
    </style:style>
    <style:style style:name="T2" style:family="text">
      <style:text-properties fo:font-variant="normal" fo:text-transform="none" fo:color="#202124" style:font-name="Times New Roman" fo:font-size="21pt" fo:letter-spacing="normal" fo:font-style="normal" fo:font-weight="normal"/>
    </style:style>
    <style:style style:name="T3" style:family="text">
      <style:text-properties fo:font-variant="normal" fo:text-transform="none" fo:color="#202124" style:font-name="Times New Roman" fo:letter-spacing="normal" fo:font-style="normal" fo:font-weight="normal"/>
    </style:style>
    <style:style style:name="T4" style:family="text">
      <style:text-properties fo:font-variant="normal" fo:text-transform="none" fo:color="#202124" fo:letter-spacing="normal" fo:font-style="normal" fo:font-weight="normal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duct Overview - Questions</text:p>
      <text:p text:style-name="P2"/>
      <text:list xml:id="list3257042050147074223" text:style-name="L1">
        <text:list-item>
          <text:p text:style-name="P3">Which Bank ones the card?</text:p>
        </text:list-item>
        <text:list-item>
          <text:p text:style-name="P3"><text:span text:style-name="T4">What currency does the card have</text:span> ?</text:p>
        </text:list-item>
        <text:list-item>
          <text:p text:style-name="P3">How long the ATM functionalitys awaits for user input before ejected the card?</text:p>
        </text:list-item>
        <text:list-item>
          <text:p text:style-name="P3">After how long <text:s/>user's card will be confiscated if he/she forgets to take it?</text:p>
        </text:list-item>
        <text:list-item>
          <text:p text:style-name="P3">What is <text:s/>"Forgoten Money Valut"? After how long user can get his money back?</text:p>
        </text:list-item>
        <text:list-item>
          <text:p text:style-name="P3">Which pssibilities does the user has if the card remains locked?</text:p>
        </text:list-item>
        <text:list-item>
          <text:p text:style-name="P3">How will be notified <text:s/>the Sentral Service <text:s/>if the Network is down?</text:p>
          <text:p text:style-name="P1"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" svg:font-family="'Google Sans', 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6M29S</meta:editing-duration>
    <meta:editing-cycles>41</meta:editing-cycles>
    <meta:generator>OpenOffice/4.1.8$Win32 OpenOffice.org_project/418m3$Build-9803</meta:generator>
    <dc:date>2021-01-07T00:05:05.41</dc:date>
    <dc:creator>Dorina Aliu</dc:creator>
    <meta:document-statistic meta:table-count="0" meta:image-count="0" meta:object-count="0" meta:page-count="1" meta:paragraph-count="9" meta:word-count="87" meta:character-count="463"/>
    <meta:user-defined meta:name="Info 1"/>
    <meta:user-defined meta:name="Info 2"/>
    <meta:user-defined meta:name="Info 3"/>
    <meta:user-defined meta:name="Info 4"/>
  </office:meta>
</office:document-meta>
</file>